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19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5mm" fo:break-before="auto" style:use-optimal-row-height="false"/>
    </style:style>
    <style:style style:name="ro3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mal Krishna A V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Light Musi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bhishek V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Light Music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darsh T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Light Music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jay Krishna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Mappilapattu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jaya Ghosh M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Mappilapattu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khila R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Mappilapattu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kshay Ullas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Elocut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mal P P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Elocutio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mal O M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Elocution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mmukutty Jayakumar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Mimicr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nantha Sen</text:p>
          </table:table-cell>
          <table:table-cell office:value-type="string" calcext:value-type="string">
            <text:p>10B</text:p>
          </table:table-cell>
          <table:table-cell office:value-type="string" calcext:value-type="string">
            <text:p>Mimicry</text:p>
          </table:table-cell>
          <table:table-cell office:value-type="string" calcext:value-type="string">
            <text:p>B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Ananthu C C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Mimicry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nanthu Dhanesh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anthu V N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bhishek V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runima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njaili S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rathy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rathi V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ravind T bs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rchana V R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runima S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runima V K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rya S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rya C J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sha V A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swathy Santhosh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swin M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rchana M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Thiruvathira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ml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AnjaliOldLipi" style:font-family-complex="AnjaliOldLipi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5:43:21.485107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0:29:39.887211948</meta:creation-date>
    <meta:editing-duration>PT55M13S</meta:editing-duration>
    <meta:editing-cycles>4</meta:editing-cycles>
    <meta:generator>LibreOffice/5.0.6.2$Linux_x86 LibreOffice_project/00m0$Build-2</meta:generator>
    <dc:date>2016-05-18T16:38:35.219909307</dc:date>
    <meta:document-statistic meta:table-count="1" meta:cell-count="150" meta:object-count="0"/>
  </office:meta>
</office:document-meta>
</file>